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January 18, 2022 (02:31: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19Z</meta:creation-date>
    <dc:date>2022-01-18T19:31:19Z</dc:date>
    <meta:user-defined meta:name="date" meta:value-type="string">January  18, 2022 (02:31: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